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color="#800000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 style:parent-style-name="Standard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3" style:family="paragraph" style:parent-style-name="Standard" style:list-style-name="L1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4" style:family="paragraph" style:parent-style-name="Standard" style:list-style-name="L2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4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6" style:family="paragraph" style:parent-style-name="Standard" style:list-style-name="L5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7" style:family="paragraph" style:parent-style-name="Standard" style:list-style-name="L6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 style:list-style-name="L7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9" style:family="paragraph" style:parent-style-name="Standard" style:list-style-name="L8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0" style:family="paragraph" style:parent-style-name="Standard" style:list-style-name="L9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1" style:family="paragraph" style:parent-style-name="Standard" style:list-style-name="L11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2" style:family="paragraph" style:parent-style-name="Standard" style:list-style-name="L12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3" style:family="paragraph" style:parent-style-name="Standard" style:list-style-name="L13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4" style:family="paragraph" style:parent-style-name="Standard" style:list-style-name="L14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5" style:family="paragraph" style:parent-style-name="Standard" style:list-style-name="L16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 style:list-style-name="L17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7" style:family="paragraph" style:parent-style-name="Standard" style:list-style-name="L18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8" style:family="paragraph" style:parent-style-name="Standard" style:list-style-name="L19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P19" style:family="paragraph" style:parent-style-name="Standard">
      <style:text-properties fo:color="#000000" fo:font-size="14pt" style:text-underline-style="none" fo:font-weight="bold" style:font-size-asian="14pt" style:font-weight-asian="bold" style:font-size-complex="14pt" style:font-weight-complex="bold"/>
    </style:style>
    <style:style style:name="P20" style:family="paragraph" style:parent-style-name="Standard">
      <style:text-properties fo:color="#000000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p 7 : Finalité et performance de l'entreprise</text:p>
      <text:p text:style-name="P1"/>
      <text:p text:style-name="P2">3 compétences attendues :</text:p>
      <text:list xml:id="list6286817866520124086" text:style-name="L1">
        <text:list-item>
          <text:p text:style-name="P3">Être capable d'identifier les différentes finalités de l'entreprise</text:p>
        </text:list-item>
        <text:list-item>
          <text:p text:style-name="P3">Être capable d'identifier les différentes parties prenantes de l'entreprise et leur rôle</text:p>
        </text:list-item>
        <text:list-item>
          <text:p text:style-name="P3">Être capable d'identifier les différentes composantes et la performance de l'entreprise</text:p>
        </text:list-item>
      </text:list>
      <text:p text:style-name="P2"/>
      <text:p text:style-name="P2">Plan du chap :</text:p>
      <text:p text:style-name="P2"><text:tab/>I – L'étude des finalités des entreprises</text:p>
      <text:p text:style-name="P2"><text:tab/>II – L'étude des parties prenantes en lien avec l'entreprise</text:p>
      <text:p text:style-name="P2"><text:tab/>III – Le concept de l'entreprise performante</text:p>
      <text:p text:style-name="P2"/>
      <text:p text:style-name="P2"/>
      <text:p text:style-name="P19">I – Voir plan</text:p>
      <text:p text:style-name="P19"/>
      <text:p text:style-name="P20">Concept de finalité</text:p>
      <text:p text:style-name="P20"/>
      <text:list xml:id="list3895297169965763985" text:style-name="L2">
        <text:list-item>
          <text:p text:style-name="P4">Définition : Raison d'être de l'entreprise reposant sur une orientation générale sur le long terme <text:s/>(finalité != obj)</text:p>
          <text:p text:style-name="P4"/>
        </text:list-item>
        <text:list-item>
          <text:p text:style-name="P4">4 Facteurs de détermination :</text:p>
          <text:p text:style-name="P4"/>
        </text:list-item>
      </text:list>
      <text:list xml:id="list7521665307334559573" text:style-name="L4">
        <text:list-item>
          <text:p text:style-name="P5">Les valeurs personnelles de ses dirigeants et associés</text:p>
        </text:list-item>
        <text:list-item>
          <text:p text:style-name="P5">Les statuts et histoire de l'entreprise</text:p>
        </text:list-item>
        <text:list-item>
          <text:p text:style-name="P5">Les attentes du personnel</text:p>
        </text:list-item>
        <text:list-item>
          <text:p text:style-name="P5">Les contraintes de l'environnement (ensemble des parties prenantes)</text:p>
        </text:list-item>
      </text:list>
      <text:p text:style-name="P2"/>
      <text:p text:style-name="P2"/>
      <text:p text:style-name="P20">Approche théorique de la finalité d'entreprise</text:p>
      <text:p text:style-name="P20"/>
      <text:list xml:id="list684965498833399821" text:style-name="L5">
        <text:list-item>
          <text:p text:style-name="P6">Auteur : Peter DRUCKER</text:p>
          <text:p text:style-name="P6"/>
        </text:list-item>
        <text:list-item>
          <text:p text:style-name="P6">Portée des travaux : 1ère finalité d'une entreprise est développer une clientèle</text:p>
          <text:p text:style-name="P6"/>
        </text:list-item>
        <text:list-item>
          <text:p text:style-name="P6">Mise en œuvre : Satisfaire les clients en se fixant des objectifs clairs dans les principaux secteurs marquant le fonctionnement de l'entreprise (RH, R&amp;D, marketing, RSE...)</text:p>
        </text:list-item>
      </text:list>
      <text:p text:style-name="P2"/>
      <text:p text:style-name="P2"/>
      <text:p text:style-name="P20">Identification des finalités de l'entreprise</text:p>
      <text:p text:style-name="P20"/>
      <text:list xml:id="list1437436799461738579" text:style-name="L6">
        <text:list-item>
          <text:p text:style-name="P7">5 types de finalités :</text:p>
        </text:list-item>
      </text:list>
      <text:list xml:id="list3560503713591737607" text:style-name="L7">
        <text:list-item>
          <text:p text:style-name="P8"><text:soft-page-break/>Finalité économique → visant à satisfaire le client tout en réalisant su profit</text:p>
        </text:list-item>
        <text:list-item>
          <text:p text:style-name="P8">Finalité financière → visant à réaliser du profit sans tenir compte de l'ensemble des parties prenantes</text:p>
        </text:list-item>
        <text:list-item>
          <text:p text:style-name="P8">Finalité sociale → visant à satisfaire les attentes des salariés</text:p>
        </text:list-item>
        <text:list-item>
          <text:p text:style-name="P8">Finalité sociétale → visant à améliorer le bien-être de la communauté humaine</text:p>
        </text:list-item>
        <text:list-item>
          <text:p text:style-name="P8">Finalité environnementale → visant à préserver la nature et les ressources naturelles</text:p>
        </text:list-item>
      </text:list>
      <text:p text:style-name="P2"/>
      <text:p text:style-name="P2"/>
      <text:p text:style-name="P20">Notion d'objectif</text:p>
      <text:p text:style-name="P20"/>
      <text:list xml:id="list3521749490709824362" text:style-name="L8">
        <text:list-item>
          <text:p text:style-name="P9">Définition : Résultat daté et chiffré que l'entreprise doit obligatoirement atteindre</text:p>
          <text:p text:style-name="P9"/>
        </text:list-item>
        <text:list-item>
          <text:p text:style-name="P9">Lien avec le concept de finalité : La réalisation des objectifs permet la mise en œuvre concrète de la finalité de l'entreprise</text:p>
        </text:list-item>
      </text:list>
      <text:p text:style-name="P2"/>
      <text:p text:style-name="P2"/>
      <text:p text:style-name="P20">La responsabilité sociétale des entreprises</text:p>
      <text:p text:style-name="P20"/>
      <text:list xml:id="list2126506784468601492" text:style-name="L9">
        <text:list-item>
          <text:p text:style-name="P10">Définition : Concept désignant l'intégration, par l'entreprise, des préoccupations sociales, environnementales et économiques dans ses activités et ses relations avec les parties prenantes</text:p>
          <text:p text:style-name="P10"/>
        </text:list-item>
        <text:list-item>
          <text:p text:style-name="P10">2 intérêts :</text:p>
        </text:list-item>
      </text:list>
      <text:list xml:id="list3084353184091460925" text:style-name="L11">
        <text:list-item>
          <text:p text:style-name="P11">Contribution des entreprises aux enjeux du développement durable</text:p>
        </text:list-item>
        <text:list-item>
          <text:p text:style-name="P11">Source d'avantages concurrentiels pour les entreprises sur des marchés très concurrentiels</text:p>
        </text:list-item>
      </text:list>
      <text:p text:style-name="P2"/>
      <text:p text:style-name="P2"/>
      <text:p text:style-name="P19">II – Voir plan</text:p>
      <text:p text:style-name="P19"/>
      <text:p text:style-name="P20">Les parties prenantes</text:p>
      <text:p text:style-name="P20"/>
      <text:list xml:id="list4372068517079826170" text:style-name="L12">
        <text:list-item>
          <text:p text:style-name="P12">Définition : Tout individu ou groupe qui peut affecter par les actions de l'organisation</text:p>
        </text:list-item>
      </text:list>
      <text:p text:style-name="P2"/>
      <text:p text:style-name="P2"/>
      <text:p text:style-name="P20">La classification selon le critère interne/externe</text:p>
      <text:p text:style-name="P20"/>
      <text:list xml:id="list7081191319167858155" text:style-name="L13">
        <text:list-item>
          <text:p text:style-name="P13">Principe de la classification : La distinction repose sur le positionnement de la partie prenante par rapport à l'entreprise</text:p>
        </text:list-item>
        <text:list-item>
          <text:p text:style-name="P13"><text:soft-page-break/>Identification des parties prenantes internes : apporteurs de capitaux, salariés, dirigeants, syndicats</text:p>
          <text:p text:style-name="P13"/>
        </text:list-item>
        <text:list-item>
          <text:p text:style-name="P13">Identification des parties prenantes externes : clients , fournisseurs, partenaires, distributeurs, riverains, pouvoirs publics, média</text:p>
        </text:list-item>
      </text:list>
      <text:p text:style-name="P2"/>
      <text:p text:style-name="P2"/>
      <text:p text:style-name="P20">La classification selon le critère primaire/secondaire</text:p>
      <text:p text:style-name="P20"/>
      <text:list xml:id="list6762695047293917594" text:style-name="L14">
        <text:list-item>
          <text:p text:style-name="P14">Principe de la classification : La distinction repose sur la nature des liens de la partie prenante avec l'activité et pérennité de l'entreprise</text:p>
          <text:p text:style-name="P14"/>
        </text:list-item>
        <text:list-item>
          <text:p text:style-name="P14">Identification des parties prenantes primaires : Tout agent ayant un lien productif ou financier avec l'entreprise et pouvant menacer la survie de celle-ci (apporteurs de capitaux, salariés, clients, fournisseurs et autre partenaire)</text:p>
          <text:p text:style-name="P14"/>
        </text:list-item>
        <text:list-item>
          <text:p text:style-name="P14">Identification des parties prenantes secondaires : Tout agent ayant un lien avec l'entreprise sans être essentiel à sa survie (médias, riverains, pouvoirs publics)</text:p>
        </text:list-item>
      </text:list>
      <text:p text:style-name="P2"/>
      <text:p text:style-name="P2"/>
      <text:p text:style-name="P20">Les attentes des parties prenantes internes</text:p>
      <text:p text:style-name="P20"/>
      <text:list xml:id="list6931754661743245582" text:style-name="L16">
        <text:list-item>
          <text:p text:style-name="P15">Attentes des apporteurs de capitaux : des dividendes plus importants que les apports réalisés</text:p>
          <text:p text:style-name="P15"/>
        </text:list-item>
        <text:list-item>
          <text:p text:style-name="P15">Attentes des dirigeants : compensation monétaire, pouvoir, réputation, autosatisfaction</text:p>
          <text:p text:style-name="P15"/>
        </text:list-item>
        <text:list-item>
          <text:p text:style-name="P15">Attentes des salariés: salaire intéressant, épanouissement personnel, sécurité, bonnes conditions de travail, développement de sa carrière</text:p>
        </text:list-item>
      </text:list>
      <text:p text:style-name="P2"/>
      <text:p text:style-name="P2"/>
      <text:p text:style-name="P20">Les attentes des parties prenantes externes</text:p>
      <text:p text:style-name="P20"/>
      <text:list xml:id="list9204007800216332976" text:style-name="L17">
        <text:list-item>
          <text:p text:style-name="P16">Attente des clients : prix bas, qualité et sécurité des produits, délais réduits</text:p>
          <text:p text:style-name="P16"/>
        </text:list-item>
        <text:list-item>
          <text:p text:style-name="P16">Attente des fournisseurs et autres partenaires : exécution conforme des contrats, loyauté, durabilité des relations contractuelles</text:p>
          <text:p text:style-name="P16"/>
        </text:list-item>
        <text:list-item>
          <text:p text:style-name="P16">Attentes des riverains : prestige national, protection de l'environnement, amélioration des conditions de vie, développement économique</text:p>
          <text:p text:style-name="P16"/>
        </text:list-item>
        <text:list-item>
          <text:p text:style-name="P16">Attentes des pouvoirs publics : participation à la croissance nationale, création d'emplois, paiement des impôts</text:p>
        </text:list-item>
      </text:list>
      <text:p text:style-name="P2"><text:soft-page-break/></text:p>
      <text:p text:style-name="P20">Les apports des parties prenantes internes</text:p>
      <text:p text:style-name="P20"/>
      <text:list xml:id="list5477985672092823728" text:style-name="L18">
        <text:list-item>
          <text:p text:style-name="P17">Apports des apporteurs de capitaux : financements</text:p>
          <text:p text:style-name="P17"/>
        </text:list-item>
        <text:list-item>
          <text:p text:style-name="P17">Apports des dirigeants : compétences en matières entrepreneuriale et managériale</text:p>
          <text:p text:style-name="P17"/>
        </text:list-item>
        <text:list-item>
          <text:p text:style-name="P17">Apports des salariés : force de travail, compétitivité, loyauté, respect des règles du travail</text:p>
        </text:list-item>
      </text:list>
      <text:p text:style-name="P2"/>
      <text:p text:style-name="P2"/>
      <text:p text:style-name="P20">Les apports des parties prenantes externes</text:p>
      <text:p text:style-name="P20"/>
      <text:list xml:id="list7470373587323036720" text:style-name="L19">
        <text:list-item>
          <text:p text:style-name="P18">Apports des clients : chiffre d'affaires, loyauté, réputation</text:p>
        </text:list-item>
        <text:list-item>
          <text:p text:style-name="P18">Apports des fournisseurs et autres partenaires : qualité, réduction des coûts et des délais</text:p>
        </text:list-item>
        <text:list-item>
          <text:p text:style-name="P18">Apports des riverains et société civile : légitimité de l'activité</text:p>
        </text:list-item>
        <text:list-item>
          <text:p text:style-name="P18">Apports des pouvoirs publics : infrastructure, législation, formation, commande publiqu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rdan </meta:initial-creator>
    <meta:creation-date>2022-01-26T08:17:13</meta:creation-date>
    <meta:document-statistic meta:table-count="0" meta:image-count="0" meta:object-count="0" meta:page-count="4" meta:paragraph-count="65" meta:word-count="731" meta:character-count="4922"/>
    <dc:date>2022-01-26T09:50:21</dc:date>
    <dc:creator>Jordan </dc:creator>
    <meta:editing-duration>PT7M16S</meta:editing-duration>
    <meta:editing-cycles>1</meta:editing-cycles>
    <meta:generator>OpenOffice/4.1.7$Unix OpenOffice.org_project/417m1$Build-9800</meta:generator>
  </office:meta>
</office:document-meta>
</file>